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ro1" style:family="table-row">
      <style:table-row-properties style:row-height="14.995301568200000pt"/>
    </style:style>
    <style:style style:name="ce1" style:family="table-cell">
      <style:text-properties fo:color="#ffffff"/>
    </style:style>
    <style:style style:name="ce2" style:family="table-cell">
      <style:text-properties fo:color="#000000"/>
    </style:style>
    <number:number-style style:name="N1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spreadsheet>
      <table:calculation-settings table:case-sensitive="false"/>
      <table:table table:name="in" table:style-name="ta1">
        <table:table-column table:number-columns-repeated="9"/>
        <table:table-row table:style-name="ro1">
          <table:table-cell office:value-type="string" office:string-value="Latitude" table:style-name="ce1">
            <text:p>Latitude</text:p>
          </table:table-cell>
          <table:table-cell office:value-type="string" office:string-value="Longitude" table:style-name="ce1">
            <text:p>Longitude</text:p>
          </table:table-cell>
          <table:table-cell office:value-type="string" office:string-value="Altitude" table:style-name="ce1">
            <text:p>Altitude</text:p>
          </table:table-cell>
          <table:table-cell table:number-columns-repeated="6"/>
        </table:table-row>
        <table:table-row table:style-name="ro1">
          <table:table-cell office:value-type="float" office:value="30.6357573" table:style-name="ce1">
            <text:p>30.64</text:p>
          </table:table-cell>
          <table:table-cell office:value-type="float" office:value="-96.4887725" table:style-name="ce1">
            <text:p>-96.49</text:p>
          </table:table-cell>
          <table:table-cell office:value-type="float" office:value="77" table:style-name="ce1">
            <text:p>77</text:p>
          </table:table-cell>
          <table:table-cell table:number-columns-repeated="6"/>
        </table:table-row>
        <table:table-row table:style-name="ro1">
          <table:table-cell office:value-type="float" office:value="30.6337742" table:style-name="ce1">
            <text:p>30.63</text:p>
          </table:table-cell>
          <table:table-cell office:value-type="float" office:value="-96.4913794" table:style-name="ce1">
            <text:p>-96.49</text:p>
          </table:table-cell>
          <table:table-cell office:value-type="float" office:value="122.72" table:style-name="ce1">
            <text:p>122.72</text:p>
          </table:table-cell>
          <table:table-cell table:number-columns-repeated="6"/>
        </table:table-row>
        <table:table-row table:style-name="ro1">
          <table:table-cell office:value-type="float" office:value="30.6277198" table:style-name="ce1">
            <text:p>30.63</text:p>
          </table:table-cell>
          <table:table-cell office:value-type="float" office:value="-96.4991101" table:style-name="ce1">
            <text:p>-96.5</text:p>
          </table:table-cell>
          <table:table-cell office:value-type="float" office:value="137.96" table:style-name="ce1">
            <text:p>137.96</text:p>
          </table:table-cell>
          <table:table-cell table:number-columns-repeated="6"/>
        </table:table-row>
        <table:table-row table:style-name="ro1">
          <table:table-cell office:value-type="float" office:value="30.618488" table:style-name="ce1">
            <text:p>30.62</text:p>
          </table:table-cell>
          <table:table-cell office:value-type="float" office:value="-96.5093334" table:style-name="ce1">
            <text:p>-96.51</text:p>
          </table:table-cell>
          <table:table-cell office:value-type="float" office:value="198.92" table:style-name="ce1">
            <text:p>198.92</text:p>
          </table:table-cell>
          <table:table-cell table:number-columns-repeated="6"/>
        </table:table-row>
        <table:table-row table:style-name="ro1">
          <table:table-cell office:value-type="float" office:value="30.6085263" table:style-name="ce1">
            <text:p>30.61</text:p>
          </table:table-cell>
          <table:table-cell office:value-type="float" office:value="-96.5126939" table:style-name="ce1">
            <text:p>-96.51</text:p>
          </table:table-cell>
          <table:table-cell office:value-type="float" office:value="259.88" table:style-name="ce1">
            <text:p>259.88</text:p>
          </table:table-cell>
          <table:table-cell table:number-columns-repeated="6"/>
        </table:table-row>
        <table:table-row table:style-name="ro1">
          <table:table-cell office:value-type="float" office:value="30.594921" table:style-name="ce1">
            <text:p>30.59</text:p>
          </table:table-cell>
          <table:table-cell office:value-type="float" office:value="-96.5038571" table:style-name="ce1">
            <text:p>-96.5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675439" table:style-name="ce1">
            <text:p>30.57</text:p>
          </table:table-cell>
          <table:table-cell office:value-type="float" office:value="-96.469692" table:style-name="ce1">
            <text:p>-96.47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585951" table:style-name="ce1">
            <text:p>30.56</text:p>
          </table:table-cell>
          <table:table-cell office:value-type="float" office:value="-96.4624732" table:style-name="ce1">
            <text:p>-96.46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44018" table:style-name="ce1">
            <text:p>30.54</text:p>
          </table:table-cell>
          <table:table-cell office:value-type="float" office:value="-96.4471642" table:style-name="ce1">
            <text:p>-96.45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273482" table:style-name="ce1">
            <text:p>30.53</text:p>
          </table:table-cell>
          <table:table-cell office:value-type="float" office:value="-96.4282459" table:style-name="ce1">
            <text:p>-96.43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198968" table:style-name="ce1">
            <text:p>30.52</text:p>
          </table:table-cell>
          <table:table-cell office:value-type="float" office:value="-96.4059048" table:style-name="ce1">
            <text:p>-96.41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312077" table:style-name="ce1">
            <text:p>30.53</text:p>
          </table:table-cell>
          <table:table-cell office:value-type="float" office:value="-96.417791" table:style-name="ce1">
            <text:p>-96.42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410166" table:style-name="ce1">
            <text:p>30.54</text:p>
          </table:table-cell>
          <table:table-cell office:value-type="float" office:value="-96.434469" table:style-name="ce1">
            <text:p>-96.43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607386" table:style-name="ce1">
            <text:p>30.56</text:p>
          </table:table-cell>
          <table:table-cell office:value-type="float" office:value="-96.4467908" table:style-name="ce1">
            <text:p>-96.45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738665" table:style-name="ce1">
            <text:p>30.57</text:p>
          </table:table-cell>
          <table:table-cell office:value-type="float" office:value="-96.4594861" table:style-name="ce1">
            <text:p>-96.46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926711" table:style-name="ce1">
            <text:p>30.59</text:p>
          </table:table-cell>
          <table:table-cell office:value-type="float" office:value="-96.4763508" table:style-name="ce1">
            <text:p>-96.48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6095975" table:style-name="ce1">
            <text:p>30.61</text:p>
          </table:table-cell>
          <table:table-cell office:value-type="float" office:value="-96.4939" table:style-name="ce1">
            <text:p>-96.49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6182738" table:style-name="ce1">
            <text:p>30.62</text:p>
          </table:table-cell>
          <table:table-cell office:value-type="float" office:value="-96.4854366" table:style-name="ce1">
            <text:p>-96.49</text:p>
          </table:table-cell>
          <table:table-cell office:value-type="float" office:value="259.88" table:style-name="ce1">
            <text:p>259.88</text:p>
          </table:table-cell>
          <table:table-cell table:number-columns-repeated="6"/>
        </table:table-row>
        <table:table-row table:style-name="ro1">
          <table:table-cell office:value-type="float" office:value="30.6301088" table:style-name="ce1">
            <text:p>30.63</text:p>
          </table:table-cell>
          <table:table-cell office:value-type="float" office:value="-96.4853743" table:style-name="ce1">
            <text:p>-96.49</text:p>
          </table:table-cell>
          <table:table-cell office:value-type="float" office:value="198.92" table:style-name="ce1">
            <text:p>198.92</text:p>
          </table:table-cell>
          <table:table-cell table:number-columns-repeated="6"/>
        </table:table-row>
        <table:table-row table:style-name="ro1">
          <table:table-cell office:value-type="float" office:value="30.6417281" table:style-name="ce1">
            <text:p>30.64</text:p>
          </table:table-cell>
          <table:table-cell office:value-type="float" office:value="-96.4725547" table:style-name="ce1">
            <text:p>-96.47</text:p>
          </table:table-cell>
          <table:table-cell office:value-type="float" office:value="137.96" table:style-name="ce1">
            <text:p>137.96</text:p>
          </table:table-cell>
          <table:table-cell table:number-columns-repeated="6"/>
        </table:table-row>
        <table:table-row table:style-name="ro1">
          <table:table-cell office:value-type="float" office:value="30.6456901" table:style-name="ce1">
            <text:p>30.65</text:p>
          </table:table-cell>
          <table:table-cell office:value-type="float" office:value="-96.477222" table:style-name="ce1">
            <text:p>-96.48</text:p>
          </table:table-cell>
          <table:table-cell office:value-type="float" office:value="122.72" table:style-name="ce1">
            <text:p>122.72</text:p>
          </table:table-cell>
          <table:table-cell table:number-columns-repeated="6"/>
        </table:table-row>
        <table:table-row table:style-name="ro1">
          <table:table-cell office:value-type="float" office:value="30.6361254" table:style-name="ce1">
            <text:p>30.64</text:p>
          </table:table-cell>
          <table:table-cell office:value-type="float" office:value="-96.4883735" table:style-name="ce1">
            <text:p>-96.49</text:p>
          </table:table-cell>
          <table:table-cell office:value-type="float" office:value="77" table:style-name="ce1">
            <text:p>77</text:p>
          </table:table-cell>
          <table:table-cell table:number-columns-repeated="6"/>
        </table:table-row>
        <table:table-row table:style-name="ro1">
          <table:table-cell office:value-type="float" office:value="30.6357573" table:style-name="ce1">
            <text:p>30.64</text:p>
          </table:table-cell>
          <table:table-cell office:value-type="float" office:value="-96.4887725" table:style-name="ce1">
            <text:p>-96.49</text:p>
          </table:table-cell>
          <table:table-cell office:value-type="float" office:value="77" table:style-name="ce1">
            <text:p>77</text:p>
          </table:table-cell>
          <table:table-cell table:number-columns-repeated="6"/>
        </table:table-row>
        <table:table-row table:style-name="ro1">
          <table:table-cell office:value-type="float" office:value="30.6357573" table:style-name="ce1">
            <text:p>30.64</text:p>
          </table:table-cell>
          <table:table-cell office:value-type="float" office:value="-96.4887725" table:style-name="ce1">
            <text:p>-96.49</text:p>
          </table:table-cell>
          <table:table-cell office:value-type="float" office:value="122.72" table:style-name="ce1">
            <text:p>122.72</text:p>
          </table:table-cell>
          <table:table-cell table:number-columns-repeated="6"/>
        </table:table-row>
        <table:table-row table:style-name="ro1">
          <table:table-cell office:value-type="float" office:value="30.6337742" table:style-name="ce1">
            <text:p>30.63</text:p>
          </table:table-cell>
          <table:table-cell office:value-type="float" office:value="-96.4913794" table:style-name="ce1">
            <text:p>-96.49</text:p>
          </table:table-cell>
          <table:table-cell office:value-type="float" office:value="122.72" table:style-name="ce1">
            <text:p>122.72</text:p>
          </table:table-cell>
          <table:table-cell table:number-columns-repeated="6"/>
        </table:table-row>
        <table:table-row table:style-name="ro1">
          <table:table-cell office:value-type="float" office:value="30.6277198" table:style-name="ce1">
            <text:p>30.63</text:p>
          </table:table-cell>
          <table:table-cell office:value-type="float" office:value="-96.4991101" table:style-name="ce1">
            <text:p>-96.5</text:p>
          </table:table-cell>
          <table:table-cell office:value-type="float" office:value="137.96" table:style-name="ce1">
            <text:p>137.96</text:p>
          </table:table-cell>
          <table:table-cell table:number-columns-repeated="6"/>
        </table:table-row>
        <table:table-row table:style-name="ro1">
          <table:table-cell office:value-type="float" office:value="30.618488" table:style-name="ce1">
            <text:p>30.62</text:p>
          </table:table-cell>
          <table:table-cell office:value-type="float" office:value="-96.5093334" table:style-name="ce1">
            <text:p>-96.51</text:p>
          </table:table-cell>
          <table:table-cell office:value-type="float" office:value="198.92" table:style-name="ce1">
            <text:p>198.92</text:p>
          </table:table-cell>
          <table:table-cell table:number-columns-repeated="6"/>
        </table:table-row>
        <table:table-row table:style-name="ro1">
          <table:table-cell office:value-type="float" office:value="30.6085263" table:style-name="ce1">
            <text:p>30.61</text:p>
          </table:table-cell>
          <table:table-cell office:value-type="float" office:value="-96.5126939" table:style-name="ce1">
            <text:p>-96.51</text:p>
          </table:table-cell>
          <table:table-cell office:value-type="float" office:value="259.88" table:style-name="ce1">
            <text:p>259.88</text:p>
          </table:table-cell>
          <table:table-cell table:number-columns-repeated="6"/>
        </table:table-row>
        <table:table-row table:style-name="ro1">
          <table:table-cell office:value-type="float" office:value="30.594921" table:style-name="ce1">
            <text:p>30.59</text:p>
          </table:table-cell>
          <table:table-cell office:value-type="float" office:value="-96.5038571" table:style-name="ce1">
            <text:p>-96.5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675439" table:style-name="ce1">
            <text:p>30.57</text:p>
          </table:table-cell>
          <table:table-cell office:value-type="float" office:value="-96.469692" table:style-name="ce1">
            <text:p>-96.47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585951" table:style-name="ce1">
            <text:p>30.56</text:p>
          </table:table-cell>
          <table:table-cell office:value-type="float" office:value="-96.4624732" table:style-name="ce1">
            <text:p>-96.46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44018" table:style-name="ce1">
            <text:p>30.54</text:p>
          </table:table-cell>
          <table:table-cell office:value-type="float" office:value="-96.4471642" table:style-name="ce1">
            <text:p>-96.45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273482" table:style-name="ce1">
            <text:p>30.53</text:p>
          </table:table-cell>
          <table:table-cell office:value-type="float" office:value="-96.4282459" table:style-name="ce1">
            <text:p>-96.43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198968" table:style-name="ce1">
            <text:p>30.52</text:p>
          </table:table-cell>
          <table:table-cell office:value-type="float" office:value="-96.4059048" table:style-name="ce1">
            <text:p>-96.41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312077" table:style-name="ce1">
            <text:p>30.53</text:p>
          </table:table-cell>
          <table:table-cell office:value-type="float" office:value="-96.417791" table:style-name="ce1">
            <text:p>-96.42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410166" table:style-name="ce1">
            <text:p>30.54</text:p>
          </table:table-cell>
          <table:table-cell office:value-type="float" office:value="-96.434469" table:style-name="ce1">
            <text:p>-96.43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607386" table:style-name="ce1">
            <text:p>30.56</text:p>
          </table:table-cell>
          <table:table-cell office:value-type="float" office:value="-96.4467908" table:style-name="ce1">
            <text:p>-96.45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738665" table:style-name="ce1">
            <text:p>30.57</text:p>
          </table:table-cell>
          <table:table-cell office:value-type="float" office:value="-96.4594861" table:style-name="ce1">
            <text:p>-96.46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5926711" table:style-name="ce1">
            <text:p>30.59</text:p>
          </table:table-cell>
          <table:table-cell office:value-type="float" office:value="-96.4763508" table:style-name="ce1">
            <text:p>-96.48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6095975" table:style-name="ce1">
            <text:p>30.61</text:p>
          </table:table-cell>
          <table:table-cell office:value-type="float" office:value="-96.4939" table:style-name="ce1">
            <text:p>-96.49</text:p>
          </table:table-cell>
          <table:table-cell office:value-type="float" office:value="320.84" table:style-name="ce1">
            <text:p>320.84</text:p>
          </table:table-cell>
          <table:table-cell table:number-columns-repeated="6"/>
        </table:table-row>
        <table:table-row table:style-name="ro1">
          <table:table-cell office:value-type="float" office:value="30.6182738" table:style-name="ce1">
            <text:p>30.62</text:p>
          </table:table-cell>
          <table:table-cell office:value-type="float" office:value="-96.4854366" table:style-name="ce1">
            <text:p>-96.49</text:p>
          </table:table-cell>
          <table:table-cell office:value-type="float" office:value="259.88" table:style-name="ce1">
            <text:p>259.88</text:p>
          </table:table-cell>
          <table:table-cell table:number-columns-repeated="6"/>
        </table:table-row>
        <table:table-row table:style-name="ro1">
          <table:table-cell office:value-type="float" office:value="30.6301088" table:style-name="ce1">
            <text:p>30.63</text:p>
          </table:table-cell>
          <table:table-cell office:value-type="float" office:value="-96.4853743" table:style-name="ce1">
            <text:p>-96.49</text:p>
          </table:table-cell>
          <table:table-cell office:value-type="float" office:value="198.92" table:style-name="ce1">
            <text:p>198.92</text:p>
          </table:table-cell>
          <table:table-cell table:number-columns-repeated="6"/>
        </table:table-row>
        <table:table-row table:style-name="ro1">
          <table:table-cell office:value-type="float" office:value="30.6417281" table:style-name="ce1">
            <text:p>30.64</text:p>
          </table:table-cell>
          <table:table-cell office:value-type="float" office:value="-96.4725547" table:style-name="ce1">
            <text:p>-96.47</text:p>
          </table:table-cell>
          <table:table-cell office:value-type="float" office:value="137.96" table:style-name="ce1">
            <text:p>137.96</text:p>
          </table:table-cell>
          <table:table-cell table:number-columns-repeated="6"/>
        </table:table-row>
        <table:table-row table:style-name="ro1">
          <table:table-cell office:value-type="float" office:value="30.6456901" table:style-name="ce1">
            <text:p>30.65</text:p>
          </table:table-cell>
          <table:table-cell office:value-type="float" office:value="-96.477222" table:style-name="ce1">
            <text:p>-96.48</text:p>
          </table:table-cell>
          <table:table-cell office:value-type="float" office:value="122.72" table:style-name="ce1">
            <text:p>122.7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30.6361254" table:style-name="ce1">
            <text:p>30.64</text:p>
          </table:table-cell>
          <table:table-cell office:value-type="float" office:value="-96.4883735" table:style-name="ce1">
            <text:p>-96.49</text:p>
          </table:table-cell>
          <table:table-cell office:value-type="float" office:value="77" table:style-name="ce1">
            <text:p>77</text:p>
          </table:table-cell>
          <table:table-cell table:number-columns-repeated="6"/>
        </table:table-row>
        <table:table-row>
          <table:table-cell table:style-name="ce1" table:number-columns-repeated="3"/>
          <table:table-cell table:number-columns-repeated="6"/>
        </table:table-row>
        <table:table-row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style style:name="custom-style1" style:display-name="Default1" style:family="table-cell"/>
    <style:style style:name="custom-style2" style:data-style-name="N1" style:display-name="Excel Built-in Normal" style:family="table-cell" style:parent-style-name="custom-style1">
      <style:table-cell-properties style:vertical-align="bottom"/>
      <style:text-properties fo:color="#000000" fo:font-family="Calibri" fo:font-size="11.000000000000000pt"/>
    </style:style>
    <style:style style:name="custom-style3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4" style:display-name="Heading1" style:family="table-cell" style:parent-style-name="custom-style3">
      <style:table-cell-properties style:rotation-align="none" style:rotation-angle="90"/>
    </style:style>
    <style:style style:name="custom-style5" style:data-style-name="N2" style:display-name="N104P0" style:family="table-cell"/>
    <style:style style:name="custom-style6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7" style:display-name="Result2" style:family="table-cell" style:parent-style-name="custom-style6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-bottom="54.000093548999999pt" fo:margin-left="50.400087312399997pt" fo:margin-right="50.400087312399997pt" fo:margin-top="54.000093548999999pt" fo:padding="0.000000000000000pt" fo:page-height="841.891222259999950pt" fo:page-width="595.304968305800003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4.12.3</meta:generator>
    <dc:title/>
    <meta:initial-creator>Unknown</meta:initial-creator>
    <meta:editing-cycles>2</meta:editing-cycles>
    <dc:date>2025-04-12T10:54:07</dc:date>
    <meta:creation-date>2025-04-12T09:59:45</meta:creation-date>
  </office:meta>
</office:document-meta>
</file>